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text-properties style:font-name="Lato" officeooo:rsid="0039dec1" officeooo:paragraph-rsid="0039dec1"/>
    </style:style>
    <style:style style:name="P5"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6" style:family="paragraph" style:parent-style-name="Text_20_body">
      <style:paragraph-properties fo:text-align="end" style:justify-single-word="false"/>
      <style:text-properties style:font-name="Lato" officeooo:rsid="003ac855" officeooo:paragraph-rsid="003ac855"/>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text-properties officeooo:rsid="005afae2" officeooo:paragraph-rsid="005afae2"/>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end" style:justify-single-word="false"/>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rsid="00515fdb" officeooo:paragraph-rsid="00515fdb"/>
    </style:style>
    <style:style style:name="P33" style:family="paragraph" style:parent-style-name="Text_20_body">
      <style:text-properties officeooo: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0" style:family="paragraph" style:parent-style-name="Text_20_body">
      <style:text-properties officeooo:rsid="005641fa" officeooo:paragraph-rsid="005641fa"/>
    </style:style>
    <style:style style:name="P41" style:family="paragraph" style:parent-style-name="Text_20_body">
      <style:text-properties officeooo:rsid="005641fa" officeooo:paragraph-rsid="005c2b4c"/>
    </style:style>
    <style:style style:name="P42" style:family="paragraph" style:parent-style-name="Text_20_body">
      <style:text-properties officeooo:rsid="00576dc7" officeooo:paragraph-rsid="00576dc7"/>
    </style:style>
    <style:style style:name="P43" style:family="paragraph" style:parent-style-name="Text_20_body">
      <style:text-properties officeooo:rsid="00576dc7" officeooo:paragraph-rsid="0058b82d"/>
    </style:style>
    <style:style style:name="P44" style:family="paragraph" style:parent-style-name="Text_20_body">
      <style:paragraph-properties fo:margin-left="0.4925in" fo:margin-right="0in" fo:text-indent="0in" style:auto-text-indent="false"/>
      <style:text-properties officeooo:rsid="00576dc7" officeooo:paragraph-rsid="007dedde"/>
    </style:style>
    <style:style style:name="P45" style:family="paragraph" style:parent-style-name="Text_20_body">
      <style:text-properties officeooo:rsid="00589656" officeooo:paragraph-rsid="00589656"/>
    </style:style>
    <style:style style:name="P46" style:family="paragraph" style:parent-style-name="Text_20_body">
      <style:text-properties officeooo:rsid="0058b82d" officeooo:paragraph-rsid="0058b82d"/>
    </style:style>
    <style:style style:name="P47" style:family="paragraph" style:parent-style-name="Text_20_body">
      <style:text-properties officeooo:rsid="005a122a" officeooo:paragraph-rsid="005a122a"/>
    </style:style>
    <style:style style:name="P48"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9" style:family="paragraph" style:parent-style-name="Text_20_body">
      <style:text-properties officeooo:rsid="005b5610" officeooo:paragraph-rsid="005b5610"/>
    </style:style>
    <style:style style:name="P50" style:family="paragraph" style:parent-style-name="Text_20_body">
      <style:text-properties officeooo:paragraph-rsid="005f47f1"/>
    </style:style>
    <style:style style:name="P51" style:family="paragraph" style:parent-style-name="Standard">
      <style:text-properties officeooo:paragraph-rsid="00622058"/>
    </style:style>
    <style:style style:name="P52" style:family="paragraph" style:parent-style-name="Text_20_body">
      <style:text-properties officeooo:paragraph-rsid="00622058"/>
    </style:style>
    <style:style style:name="P53" style:family="paragraph" style:parent-style-name="Text_20_body">
      <style:text-properties officeooo:rsid="005ea9ea" officeooo:paragraph-rsid="005ea9ea"/>
    </style:style>
    <style:style style:name="P54" style:family="paragraph" style:parent-style-name="Text_20_body">
      <style:text-properties officeooo:rsid="005f47f1" officeooo:paragraph-rsid="005f47f1"/>
    </style:style>
    <style:style style:name="P55" style:family="paragraph" style:parent-style-name="Text_20_body">
      <style:text-properties officeooo:rsid="005f47f1" officeooo:paragraph-rsid="006cd944"/>
    </style:style>
    <style:style style:name="P56"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7" style:family="paragraph" style:parent-style-name="Text_20_body">
      <style:text-properties officeooo:rsid="0066e03d" officeooo:paragraph-rsid="0066e03d"/>
    </style:style>
    <style:style style:name="P58" style:family="paragraph" style:parent-style-name="Text_20_body">
      <style:text-properties officeooo:paragraph-rsid="00515fdb"/>
    </style:style>
    <style:style style:name="P59" style:family="paragraph" style:parent-style-name="Text_20_body">
      <style:text-properties officeooo:rsid="006bb8a2" officeooo:paragraph-rsid="006bb8a2"/>
    </style:style>
    <style:style style:name="P60" style:family="paragraph" style:parent-style-name="Text_20_body">
      <style:text-properties officeooo:rsid="006c0347" officeooo:paragraph-rsid="006c0347"/>
    </style:style>
    <style:style style:name="P61" style:family="paragraph" style:parent-style-name="Text_20_body">
      <style:text-properties officeooo:rsid="006cd944" officeooo:paragraph-rsid="006cd944"/>
    </style:style>
    <style:style style:name="P62" style:family="paragraph" style:parent-style-name="Text_20_body">
      <style:text-properties officeooo:rsid="007097c2" officeooo:paragraph-rsid="007097c2"/>
    </style:style>
    <style:style style:name="P63" style:family="paragraph" style:parent-style-name="Text_20_body">
      <style:text-properties officeooo:rsid="007097c2" officeooo:paragraph-rsid="0077aa5a"/>
    </style:style>
    <style:style style:name="P64" style:family="paragraph" style:parent-style-name="Text_20_body">
      <style:text-properties officeooo:rsid="007421a5" officeooo:paragraph-rsid="007421a5"/>
    </style:style>
    <style:style style:name="P65" style:family="paragraph" style:parent-style-name="Text_20_body">
      <style:paragraph-properties fo:margin-left="0in" fo:margin-right="0in" fo:text-indent="0in" style:auto-text-indent="false"/>
    </style:style>
    <style:style style:name="P66" style:family="paragraph" style:parent-style-name="Text_20_body">
      <style:paragraph-properties fo:margin-left="0in" fo:margin-right="0in" fo:text-indent="0in" style:auto-text-indent="false"/>
      <style:text-properties officeooo:rsid="0079b7bb" officeooo:paragraph-rsid="0079b7bb"/>
    </style:style>
    <style:style style:name="P67" style:family="paragraph" style:parent-style-name="Text_20_body">
      <style:text-properties officeooo:rsid="0079b7bb" officeooo:paragraph-rsid="0079b7bb"/>
    </style:style>
    <style:style style:name="P68" style:family="paragraph" style:parent-style-name="Text_20_body">
      <style:text-properties officeooo:rsid="007d29d5" officeooo:paragraph-rsid="007d29d5"/>
    </style:style>
    <style:style style:name="P69" style:family="paragraph" style:parent-style-name="Text_20_body">
      <style:paragraph-properties fo:margin-left="0.4925in" fo:margin-right="0in" fo:text-indent="0in" style:auto-text-indent="false"/>
      <style:text-properties officeooo:rsid="007dedde" officeooo:paragraph-rsid="007dedde"/>
    </style:style>
    <style:style style:name="P70" style:family="paragraph" style:parent-style-name="Heading_20_1" style:list-style-name="">
      <style:text-properties officeooo:rsid="0012c200" officeooo:paragraph-rsid="0012c200"/>
    </style:style>
    <style:style style:name="P71" style:family="paragraph" style:parent-style-name="Heading_20_1">
      <style:paragraph-properties fo:text-align="end" style:justify-single-word="false" fo:break-before="page"/>
    </style:style>
    <style:style style:name="P72" style:family="paragraph" style:parent-style-name="Heading_20_1">
      <style:paragraph-properties fo:text-align="end" style:justify-single-word="false"/>
    </style:style>
    <style:style style:name="P73" style:family="paragraph" style:parent-style-name="Heading_20_2">
      <style:text-properties style:font-name="Lato Black"/>
    </style:style>
    <style:style style:name="P74" style:family="paragraph" style:parent-style-name="Heading_20_2">
      <style:text-properties style:font-name="Lato" officeooo:paragraph-rsid="0018fdb7"/>
    </style:style>
    <style:style style:name="P75" style:family="paragraph" style:parent-style-name="Heading_20_2" style:list-style-name=""/>
    <style:style style:name="P76" style:family="paragraph" style:parent-style-name="Heading_20_2">
      <style:paragraph-properties fo:break-before="page"/>
    </style:style>
    <style:style style:name="P77" style:family="paragraph" style:parent-style-name="Heading_20_2">
      <style:text-properties officeooo:rsid="005f47f1" officeooo:paragraph-rsid="006cd944"/>
    </style:style>
    <style:style style:name="P78" style:family="paragraph" style:parent-style-name="Heading_20_2">
      <style:paragraph-properties fo:break-before="page"/>
      <style:text-properties officeooo:rsid="005f47f1" officeooo:paragraph-rsid="006cd944"/>
    </style:style>
    <style:style style:name="P79" style:family="paragraph" style:parent-style-name="Heading_20_2">
      <style:text-properties officeooo:rsid="005f47f1" officeooo:paragraph-rsid="005f47f1"/>
    </style:style>
    <style:style style:name="P80" style:family="paragraph" style:parent-style-name="Heading_20_2">
      <style:text-properties officeooo:paragraph-rsid="006cd944"/>
    </style:style>
    <style:style style:name="P81" style:family="paragraph" style:parent-style-name="Heading_20_2">
      <style:text-properties officeooo:rsid="005afae2" officeooo:paragraph-rsid="005afae2"/>
    </style:style>
    <style:style style:name="P82" style:family="paragraph" style:parent-style-name="Heading_20_3">
      <style:text-properties officeooo:paragraph-rsid="007e605d"/>
    </style:style>
    <style:style style:name="P83" style:family="paragraph" style:parent-style-name="Heading_20_3" style:list-style-name=""/>
    <style:style style:name="P84" style:family="paragraph" style:parent-style-name="Heading_20_3">
      <style:paragraph-properties fo:break-before="page"/>
    </style:style>
    <style:style style:name="P85" style:family="paragraph" style:parent-style-name="Heading_20_4" style:list-style-name=""/>
    <style:style style:name="P86" style:family="paragraph" style:parent-style-name="Heading_20_4">
      <style:paragraph-properties fo:break-before="page"/>
    </style:style>
    <style:style style:name="P87" style:family="paragraph" style:parent-style-name="Text_20_body">
      <style:text-properties officeooo:rsid="007d29d5" officeooo:paragraph-rsid="0079b7bb"/>
    </style:style>
    <style:style style:name="P88" style:family="paragraph" style:parent-style-name="Text_20_body" style:list-style-name="L1">
      <style:paragraph-properties fo:margin-top="0in" fo:margin-bottom="0in" style:contextual-spacing="false"/>
    </style:style>
    <style:style style:name="P89" style:family="paragraph" style:parent-style-name="Text_20_body" style:list-style-name="L1">
      <style:paragraph-properties fo:margin-top="0in" fo:margin-bottom="0in" style:contextual-spacing="false"/>
      <style:text-properties officeooo:paragraph-rsid="006a9f37"/>
    </style:style>
    <style:style style:name="P90" style:family="paragraph" style:parent-style-name="Text_20_body" style:list-style-name="L2"/>
    <style:style style:name="P91" style:family="paragraph" style:parent-style-name="Text_20_body" style:list-style-name="L2">
      <style:text-properties officeooo:paragraph-rsid="00539efb"/>
    </style:style>
    <style:style style:name="P92" style:family="paragraph" style:parent-style-name="Text_20_body" style:list-style-name="L2">
      <style:text-properties officeooo:rsid="00539efb" officeooo:paragraph-rsid="00539efb"/>
    </style:style>
    <style:style style:name="P93" style:family="paragraph" style:parent-style-name="Text_20_body">
      <style:text-properties officeooo:rsid="0058b82d" officeooo:paragraph-rsid="007dedde"/>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9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officeooo:rsid="00815f17"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text-line-through-style="solid" style:text-line-through-type="single" fo:font-style="normal" officeooo:rsid="00246d10" style:font-style-asian="normal" style:font-style-complex="normal"/>
    </style:style>
    <style:style style:name="T22" style:family="text">
      <style:text-properties officeooo:rsid="001ad0cc"/>
    </style:style>
    <style:style style:name="T23" style:family="text">
      <style:text-properties style:font-name="Purisa"/>
    </style:style>
    <style:style style:name="T24" style:family="text">
      <style:text-properties style:font-name="Purisa" officeooo:rsid="0011bf30"/>
    </style:style>
    <style:style style:name="T25" style:family="text">
      <style:text-properties officeooo:rsid="002c5182"/>
    </style:style>
    <style:style style:name="T26" style:family="text">
      <style:text-properties officeooo:rsid="002e90c3"/>
    </style:style>
    <style:style style:name="T27" style:family="text">
      <style:text-properties officeooo:rsid="003002c1"/>
    </style:style>
    <style:style style:name="T28" style:family="text">
      <style:text-properties officeooo:rsid="0032c40c"/>
    </style:style>
    <style:style style:name="T29" style:family="text">
      <style:text-properties style:font-name="Lato"/>
    </style:style>
    <style:style style:name="T30" style:family="text">
      <style:text-properties style:font-name="Lato" fo:font-style="italic" style:font-style-asian="italic" style:font-style-complex="italic"/>
    </style:style>
    <style:style style:name="T31"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2" style:family="text">
      <style:text-properties officeooo:rsid="003ad1ab"/>
    </style:style>
    <style:style style:name="T33" style:family="text">
      <style:text-properties officeooo:rsid="003b064d"/>
    </style:style>
    <style:style style:name="T34" style:family="text">
      <style:text-properties officeooo:rsid="003d471f"/>
    </style:style>
    <style:style style:name="T35" style:family="text">
      <style:text-properties officeooo:rsid="00415946"/>
    </style:style>
    <style:style style:name="T36" style:family="text">
      <style:text-properties fo:font-weight="bold" style:font-weight-asian="bold" style:font-weight-complex="bold"/>
    </style:style>
    <style:style style:name="T37" style:family="text">
      <style:text-properties fo:font-weight="bold" officeooo:rsid="001ad0cc" style:font-weight-asian="bold" style:font-weight-complex="bold"/>
    </style:style>
    <style:style style:name="T38" style:family="text">
      <style:text-properties officeooo:rsid="0051ffb8"/>
    </style:style>
    <style:style style:name="T39" style:family="text">
      <style:text-properties officeooo:rsid="00539efb"/>
    </style:style>
    <style:style style:name="T40" style:family="text">
      <style:text-properties officeooo:rsid="00550812"/>
    </style:style>
    <style:style style:name="T41" style:family="text">
      <style:text-properties officeooo:rsid="0055ff00"/>
    </style:style>
    <style:style style:name="T42" style:family="text">
      <style:text-properties officeooo:rsid="005641fa"/>
    </style:style>
    <style:style style:name="T43" style:family="text">
      <style:text-properties officeooo:rsid="00576dc7"/>
    </style:style>
    <style:style style:name="T44" style:family="text">
      <style:text-properties officeooo:rsid="00589656"/>
    </style:style>
    <style:style style:name="T45" style:family="text">
      <style:text-properties officeooo:rsid="0058b82d"/>
    </style:style>
    <style:style style:name="T46" style:family="text">
      <style:text-properties officeooo:rsid="005a122a"/>
    </style:style>
    <style:style style:name="T47" style:family="text">
      <style:text-properties officeooo:rsid="005b5610"/>
    </style:style>
    <style:style style:name="T48" style:family="text">
      <style:text-properties officeooo:rsid="005c2b4c"/>
    </style:style>
    <style:style style:name="T49" style:family="text">
      <style:text-properties officeooo:rsid="005cbd0c"/>
    </style:style>
    <style:style style:name="T50" style:family="text">
      <style:text-properties officeooo:rsid="005ea9ea"/>
    </style:style>
    <style:style style:name="T51" style:family="text">
      <style:text-properties officeooo:rsid="005f47f1"/>
    </style:style>
    <style:style style:name="T52" style:family="text">
      <style:text-properties officeooo:rsid="0062159f"/>
    </style:style>
    <style:style style:name="T53" style:family="text">
      <style:text-properties fo:font-size="10.5pt" fo:font-style="italic" style:font-size-asian="10.5pt" style:font-style-asian="italic" style:font-size-complex="10.5pt" style:font-style-complex="italic"/>
    </style:style>
    <style:style style:name="T54" style:family="text">
      <style:text-properties fo:font-size="10.5pt" fo:font-style="italic" officeooo:rsid="00622058" style:font-size-asian="10.5pt" style:font-style-asian="italic" style:font-size-complex="10.5pt" style:font-style-complex="italic"/>
    </style:style>
    <style:style style:name="T55" style:family="text">
      <style:text-properties officeooo:rsid="00515fdb"/>
    </style:style>
    <style:style style:name="T56" style:family="text">
      <style:text-properties officeooo:rsid="00628d66"/>
    </style:style>
    <style:style style:name="T57" style:family="text">
      <style:text-properties officeooo:rsid="006433fe"/>
    </style:style>
    <style:style style:name="T58" style:family="text">
      <style:text-properties officeooo:rsid="0068dc2b"/>
    </style:style>
    <style:style style:name="T59" style:family="text">
      <style:text-properties officeooo:rsid="006a9f37"/>
    </style:style>
    <style:style style:name="T60" style:family="text">
      <style:text-properties officeooo:rsid="006bb8a2"/>
    </style:style>
    <style:style style:name="T61" style:family="text">
      <style:text-properties officeooo:rsid="006c0347"/>
    </style:style>
    <style:style style:name="T62" style:family="text">
      <style:text-properties officeooo:rsid="006cd944"/>
    </style:style>
    <style:style style:name="T63" style:family="text">
      <style:text-properties officeooo:rsid="00714518"/>
    </style:style>
    <style:style style:name="T64" style:family="text">
      <style:text-properties officeooo:rsid="00741d50"/>
    </style:style>
    <style:style style:name="T65" style:family="text">
      <style:text-properties officeooo:rsid="007421a5"/>
    </style:style>
    <style:style style:name="T66" style:family="text">
      <style:text-properties officeooo:rsid="0075b70a"/>
    </style:style>
    <style:style style:name="T67" style:family="text">
      <style:text-properties officeooo:rsid="0077aa5a"/>
    </style:style>
    <style:style style:name="T68" style:family="text">
      <style:text-properties officeooo:rsid="0079b7bb"/>
    </style:style>
    <style:style style:name="T69" style:family="text">
      <style:text-properties officeooo:rsid="007dedde"/>
    </style:style>
    <style:style style:name="T70" style:family="text">
      <style:text-properties officeooo:rsid="00815f17"/>
    </style:style>
    <style:style style:name="T71"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73"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74"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75"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76"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77"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78"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79"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80"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81"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82"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2"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4">Fertile </text:span><text:span text:style-name="T23">Framework</text:span></text:p>
      <text:p text:style-name="P5"/>
      <text:p text:style-name="P48">The Computer</text:p>
      <text:p text:style-name="P48"/>
      <text:p text:style-name="P8">A <text:span text:style-name="T28">Practical, </text:span>Liberal Arts Education for Hackers</text:p>
      <text:p text:style-name="P6">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70" text:outline-level="1"/>
      <text:h text:style-name="P71"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3">is</text:span><text:span text:style-name="T25"> </text:span>for <text:span text:style-name="T25">those who want </text:span><text:span text:style-name="T32">a practical guide for</text:span><text:span text:style-name="T25"> the digital </text:span><text:span text:style-name="T26">universe</text:span><text:span text:style-name="T25"> works. </text:span><text:span text:style-name="T32">We</text:span><text:span text:style-name="T27"> provide a </text:span><text:span text:style-name="T32">vertical slice approach</text:span><text:span text:style-name="T27"> to learning </text:span><text:span text:style-name="T33">modern computers</text:span><text:span text:style-name="T27">. </text:span><text:span text:style-name="T16">The Computer</text:span><text:span text:style-name="T27"> </text:span><text:span text:style-name="T33">will teach important concepts using examples that apply to large and small systems, from Mainframes and the “Cloud” all the way down to embedded devices that we interact with everyday. </text:span></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4">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7">The Computer </text:span><text:span text:style-name="T34">– This book introduces the core concepts of modern computing and provides a vertical slice approach to learning about the digital universe.</text:span></text:p>
      <text:p text:style-name="Text_20_body"><text:span text:style-name="T17">Networking</text:span><text:span text:style-name="T34"> – This book delves into the world of networking and teaches readers how to set up their own networks. </text:span><text:s/><text:span text:style-name="T34">It covers topics such as protocols, routers, switches, firewalls, and security.</text:span></text:p>
      <text:p text:style-name="Text_20_body"><text:span text:style-name="T17">Databases</text:span><text:span text:style-name="T34">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4">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20">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73"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
      <text:h text:style-name="P73"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19">&amp; Emulation</text:span><text:span text:style-name="T15">,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text:span><text:soft-page-break/><text:span text:style-name="T7">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94"><text:span text:style-name="T71">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94"><text:span text:style-name="T71">Feel like this chapter might be a strech and could replace it with something more specific like “Cookbook” or “Examples” or “Things to Try”. Basiclly something that indicates its a list of things and a break from the building narritive</text:span></text:p><text:p text:style-name="P94"><text:span text:style-name="T71"/></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1">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74"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9">Italic</text:p>
      <text:p text:style-name="P28">Indicates emphasis, new terms, URLs, email addresses, filenames, paths and Unit utilities.</text:p>
      <text:p text:style-name="P16">Constant-width regular</text:p>
      <text:p text:style-name="P28">Indicates commands, variables, attributes, functions, methods, modules, values, the contents of files, the output from commands, and code examples.</text:p>
      <text:p text:style-name="P17">Constant-width bold</text:p>
      <text:p text:style-name="P28">Indicates commands and other text that should be typed literally by the user, and code examples that demonstrate.</text:p>
      <text:p text:style-name="P15">Constant-width Italic</text:p>
      <text:p text:style-name="P28">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2">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8" draw:text-style-name="P98" svg:width="5.2169in" svg:height="2.7807in" svg:x="0.1508in" svg:y="0.0571in"><draw:text-box><text:p><text:span text:style-name="T73"><text:s/></text:span><text:span text:style-name="T73">1 <text:s/></text:span><text:span text:style-name="T74">// Simple C program to display "Hello World"</text:span></text:p><text:p><text:span text:style-name="T73"><text:s/></text:span><text:span text:style-name="T73">2 <text:s/></text:span></text:p><text:p><text:span text:style-name="T73"><text:s/></text:span><text:span text:style-name="T73">3 <text:s/></text:span><text:span text:style-name="T74">// Header file for input output functions</text:span></text:p><text:p><text:span text:style-name="T73"><text:s/></text:span><text:span text:style-name="T73">4 <text:s/></text:span><text:span text:style-name="T75">#include</text:span><text:span text:style-name="T76"> </text:span><text:span text:style-name="T74">&lt;stdio.h&gt;</text:span></text:p><text:p><text:span text:style-name="T73"><text:s/></text:span><text:span text:style-name="T73">5 <text:s/></text:span></text:p><text:p><text:span text:style-name="T73"><text:s/></text:span><text:span text:style-name="T73">6 <text:s/></text:span><text:span text:style-name="T74">// main function -</text:span></text:p><text:p><text:span text:style-name="T73"><text:s/></text:span><text:span text:style-name="T73">7 <text:s/></text:span><text:span text:style-name="T74">// where the execution of program begins</text:span></text:p><text:p><text:span text:style-name="T73"><text:s/></text:span><text:span text:style-name="T73">8 <text:s/></text:span><text:span text:style-name="T77">int</text:span><text:span text:style-name="T76"> </text:span><text:span text:style-name="T78">main</text:span><text:span text:style-name="T79">()</text:span></text:p><text:p><text:span text:style-name="T73"><text:s/></text:span><text:span text:style-name="T73">9 <text:s/></text:span><text:span text:style-name="T79">{</text:span></text:p><text:p><text:span text:style-name="T73">10 <text:s/></text:span></text:p><text:p><text:span text:style-name="T73">11 <text:s/></text:span><text:span text:style-name="T76"><text:tab/></text:span><text:span text:style-name="T74">// prints hello world</text:span></text:p><text:p><text:span text:style-name="T73">12 <text:s/></text:span><text:span text:style-name="T76"><text:tab/></text:span><text:span text:style-name="T79">printf(</text:span><text:span text:style-name="T80">"Hello World"</text:span><text:span text:style-name="T79">);</text:span></text:p><text:p><text:span text:style-name="T73">13 <text:s/></text:span></text:p><text:p><text:span text:style-name="T73">14 <text:s/></text:span><text:span text:style-name="T76"><text:tab/></text:span><text:span text:style-name="T81">return</text:span><text:span text:style-name="T76"> </text:span><text:span text:style-name="T82">0</text:span><text:span text:style-name="T79">;</text:span></text:p><text:p><text:span text:style-name="T73">15 <text:s/></text:span><text:span text:style-name="T79">}</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75" text:outline-level="2"/>
      <text:h text:style-name="P76"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9"><text:tab/></text:span><text:a xlink:type="simple" xlink:href="https://www.hackerhomestead.com/FertileFramework" text:style-name="Internet_20_link" text:visited-style-name="Visited_20_Internet_20_Link"><text:span text:style-name="T30">https://www.hackerhomestead.com/FertileFramework</text:span></text:a></text:p>
      <text:p text:style-name="P3"/>
      <text:p text:style-name="Text_20_body">To Engage with the community at large access our chat server via Discord:</text:p>
      <text:p text:style-name="Text_20_body"><text:span text:style-name="T29"><text:tab/></text:span><text:a xlink:type="simple" xlink:href="https://discord.gg/nxjvqgFQgJ" text:style-name="Internet_20_link" text:visited-style-name="Visited_20_Internet_20_Link"><text:span text:style-name="T30">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9"><text:tab/></text:span><text:a xlink:type="simple" xlink:href="https://www.youtube.com/HackerHomestead" text:style-name="Internet_20_link" text:visited-style-name="Visited_20_Internet_20_Link"><text:span text:style-name="T30">https://www.youtube.com/HackerHomestead</text:span></text:a></text:p>
      <text:p text:style-name="Text_20_body"/>
      <text:p text:style-name="Text_20_body">Physical Materials <text:span text:style-name="T68">such as computers, flash drives, and others </text:span>mentioned in this book may be purchased on our Ebay Store</text:p>
      <text:p text:style-name="P28"><text:a xlink:type="simple" xlink:href="https://www.ebay.com/usr/hackerhomestead" text:style-name="Internet_20_link" text:visited-style-name="Visited_20_Internet_20_Link">https://www.ebay.com/usr/hackerhomestead</text:a></text:p>
      <text:p text:style-name="P65"/>
      <text:p text:style-name="P66">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8">project.</text:span> <text:span text:style-name="T68">We</text:span> believe that technology should be open, accessible, and empowering. </text:p>
      <text:p text:style-name="P28">“We hunt, grow, and share technology to make it possible for everyone to learn, create, and innovate”</text:p>
      <text:p text:style-name="Text_20_body"><text:span text:style-name="T68">We</text:span> provide resources and support to help open source projects grow and succeed. <text:span text:style-name="T68">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67">This book series is the second effort to be undertaken and will provide a jumping off point for teaching and promoting sustainable, acessable computing. <text:tab/></text:p>
      <text:p text:style-name="P87">Technology History because those who do not learn from history are doomed to repeat it</text:p>
      <text:p text:style-name="P68">Technology Literilicy its shown when technology is aviable to a population that the overall quality of life imporves for its citiziens</text:p>
      <text:p text:style-name="P68">Anti-Consumumer culture turns out over consuption is a bad thing</text:p>
      <text:p text:style-name="P68">Sustainable practices </text:p>
      <text:p text:style-name="P68">Preserving Freedom – Technology is for everyone, If we do not understand how a thing works then others will use it to control us</text:p>
      <text:p text:style-name="P68">Addressing Privacy in the internet age – </text:p>
      <text:p text:style-name="P68"/>
      <text:p text:style-name="P25"><text:span text:style-name="T37">CHAPTER</text:span><text:span text:style-name="T36"> 1</text:span></text:p>
      <text:h text:style-name="P72" text:outline-level="1"><text:tab/>Computer<text:span text:style-name="T35">s</text:span></text:h>
      <text:p text:style-name="P33"/>
      <text:p text:style-name="P32"><draw:g text:anchor-type="paragraph" draw:z-index="6" draw:name="Group object 1" draw:style-name="gr1"><draw:custom-shape draw:style-name="gr2" draw:text-style-name="P96" xml:id="id2" draw:id="id2" svg:width="1.3024in" svg:height="1.0098in" svg:x="2.2453in" svg:y="0.0835in"><text:p text:style-name="P95"><text:span text:style-name="T72">CPU</text:span></text:p><draw:enhanced-geometry svg:viewBox="0 0 21600 21600" draw:type="rectangle" draw:enhanced-path="M 0 0 L 21600 0 21600 21600 0 21600 0 0 Z N"/></draw:custom-shape><draw:custom-shape draw:style-name="gr3" draw:text-style-name="P96" xml:id="id4" draw:id="id4" svg:width="1.3012in" svg:height="1.0114in" svg:x="4.148in" svg:y="0.7906in"><text:p text:style-name="P95"><text:span text:style-name="T72">Output</text:span></text:p><draw:enhanced-geometry svg:viewBox="0 0 21600 21600" draw:type="rectangle" draw:enhanced-path="M 0 0 L 21600 0 21600 21600 0 21600 0 0 Z N"/></draw:custom-shape><draw:custom-shape draw:style-name="gr4" draw:text-style-name="P96" xml:id="id1" draw:id="id1" svg:width="1.3016in" svg:height="1.0114in" svg:x="0.2437in" svg:y="0.7906in"><text:p text:style-name="P95"><text:span text:style-name="T72">Input</text:span></text:p><draw:enhanced-geometry svg:viewBox="0 0 21600 21600" draw:type="rectangle" draw:enhanced-path="M 0 0 L 21600 0 21600 21600 0 21600 0 0 Z N"/></draw:custom-shape><draw:custom-shape draw:style-name="gr2" draw:text-style-name="P96" xml:id="id3" draw:id="id3" svg:width="1.3024in" svg:height="1.0098in" svg:x="2.2453in" svg:y="1.7008in"><text:p text:style-name="P95"><text:span text:style-name="T72">Memory</text:span></text:p><draw:enhanced-geometry svg:viewBox="0 0 21600 21600" draw:type="rectangle" draw:enhanced-path="M 0 0 L 21600 0 21600 21600 0 21600 0 0 Z N"/></draw:custom-shape><draw:connector draw:style-name="gr5" draw:text-style-name="P97" svg:x1="1.5453in" svg:y1="1.2957in" svg:x2="2.2453in" svg:y2="0.5882in" draw:start-shape="id1" draw:start-glue-point="1" draw:end-shape="id2" draw:end-glue-point="3" svg:d="M3925 3291h889v-1797h889" svg:viewBox="0 0 1780 1799"><text:p/></draw:connector><draw:connector draw:style-name="gr6" draw:text-style-name="P97" svg:x1="1.5453in" svg:y1="1.2961in" svg:x2="2.2453in" svg:y2="2.2059in" draw:start-shape="id1" draw:start-glue-point="1" draw:end-shape="id3" draw:end-glue-point="3" svg:d="M3925 3292h889v2311h889" svg:viewBox="0 0 1780 2312"><text:p/></draw:connector><draw:connector draw:style-name="gr7" draw:text-style-name="P97" svg:x1="2.8957in" svg:y1="1.0933in" svg:x2="2.8957in" svg:y2="1.7012in" draw:start-shape="id2" draw:start-glue-point="2" draw:end-shape="id3" draw:end-glue-point="0" svg:d="M7355 2777v1544" svg:viewBox="0 0 2 1545"><text:p/></draw:connector><draw:connector draw:style-name="gr6" draw:text-style-name="P97" svg:x1="3.5472in" svg:y1="2.2059in" svg:x2="4.148in" svg:y2="1.2961in" draw:start-shape="id3" draw:start-glue-point="1" draw:end-shape="id4" draw:end-glue-point="3" svg:d="M9010 5603h762v-2311h764" svg:viewBox="0 0 1528 2312"><text:p/></draw:connector><draw:connector draw:style-name="gr6" draw:text-style-name="P97" svg:x1="3.5472in" svg:y1="0.5882in" svg:x2="4.148in" svg:y2="1.2957in" draw:start-shape="id2" draw:start-glue-point="1" draw:end-shape="id4" draw:end-glue-point="3" svg:d="M9010 1494h762v1797h764" svg:viewBox="0 0 1528 1799"><text:p/></draw:connector></draw:g></text:p>
      <text:p text:style-name="P57">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70">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7"><text:soft-page-break/>In a twist of self reflectional success. All the rapid advancements in computing have been accelerated by computers themselves. That is we have used computers to advance computers <text:span text:style-name="T58">and while the curve has slowed it is far from plateauing. </text:span></text:p>
      <text:p text:style-name="P58"><text:span text:style-name="T55">But how? In the </text:span><text:span text:style-name="T58">following</text:span><text:span text:style-name="T55"> section</text:span><text:span text:style-name="T58">s</text:span><text:span text:style-name="T55"> follow along as we dive into the how these machines can accomplish so much. </text:span><text:span text:style-name="T38">But before we dive to deep let me run you though a thought experiment to start building a model from a different perspective … Where </text:span><text:span text:style-name="T56">you</text:span><text:span text:style-name="T38"> are the computer!</text:span></text:p>
      <text:h text:style-name="Heading_20_2" text:outline-level="2">The Diligent Worker</text:h>
      <text:p text:style-name="P56"><draw:frame draw:style-name="fr3" draw:name="Image3" text:anchor-type="char" svg:x="0.572in" svg:y="0in" svg:width="3.8in" svg:height="3.2417in" draw:z-index="5"><draw:image xlink:href="Pictures/100000000000051400000455E216D546640EE9BC.png" xlink:type="simple" xlink:show="embed" xlink:actuate="onLoad" draw:mime-type="image/png"/></draw:frame>* <text:span text:style-name="T56">Not the best picture since it both has more things, and not all the things mentioned<text:line-break/>** Plus Telephone and Typewriter comes later (but type writer might be good</text:span></text:p>
      <text:p text:style-name="P34">You are a diligent worker at Acme Co. When a new customer order comes in you are one in a pool of people in the <text:span text:style-name="T57">o</text:span>rders <text:span text:style-name="T57">processing </text:span>department, expected to process paperwork, no computers. </text:p>
      <text:p text:style-name="Text_20_body"><text:bookmark text:name="docs-internal-guid-d6871227-7fff-ca7d-7ee5-79c59ae7bf42"/><text:span text:style-name="T38">Start by i</text:span>magin<text:span text:style-name="T38">g</text:span> <text:span text:style-name="T38">a desk </text:span><text:span text:style-name="T57">that includes what you need to do your work.</text:span></text:p>
      <text:list xml:id="list1156877048" text:style-name="L1">
        <text:list-item>
          <text:p text:style-name="P88">A clear surface</text:p>
        </text:list-item>
        <text:list-item>
          <text:p text:style-name="P88">In <text:span text:style-name="T38">and </text:span>Out <text:span text:style-name="T38">trays </text:span></text:p>
        </text:list-item>
        <text:list-item>
          <text:p text:style-name="P88"><text:soft-page-break/><text:span text:style-name="T38">Tools</text:span> like pens, pencils, stamps, <text:span text:style-name="T59">and typewriter</text:span></text:p>
        </text:list-item>
        <text:list-item>
          <text:p text:style-name="P88"><text:span text:style-name="T38">R</text:span>eference cards and <text:span text:style-name="T38">lookup </text:span>tables</text:p>
        </text:list-item>
        <text:list-item>
          <text:p text:style-name="P89">The desk has a few drawers</text:p>
          <text:p text:style-name="P89"/>
        </text:list-item>
      </text:list>
      <text:p text:style-name="Text_20_body">Lets walk through a typical workflow of someone using this <text:span text:style-name="T38">workspace</text:span> to <text:span text:style-name="T38">process a customer order</text:span>.</text:p>
      <text:list xml:id="list674097608" text:style-name="L2">
        <text:list-item>
          <text:p text:style-name="P90">You glance at the clock to keep a consistent pace since after all this is pretty boring work and you know your mind wonders easily.</text:p>
        </text:list-item>
        <text:list-item>
          <text:p text:style-name="P90">Tasks and <text:span text:style-name="T38">m</text:span>essages are put into the “In” <text:span text:style-name="T38">tray</text:span>, stacking them <text:span text:style-name="T38">on top of each other</text:span>. Generally they are templated forms filled out by other departments or customers. Memos are also templated with familiar headings like “To”, “From”, <text:span text:style-name="T39">and </text:span>“Subject”, and a <text:span text:style-name="T39">blank space for the </text:span>body of <text:span text:style-name="T39">a</text:span> message. Regardless they are in standardized “formats”</text:p>
        </text:list-item>
        <text:list-item>
          <text:p text:style-name="P90">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9">related</text:span> forms on your desk at once.</text:p>
        </text:list-item>
        <text:list-item>
          <text:p text:style-name="P90">The type of order is specified at the top of the first form. <text:span text:style-name="T39">Y</text:span>ou know what <text:span text:style-name="T39">is needed and it’s proper</text:span> sequence comes next <text:span text:style-name="T39">from</text:span> you<text:span text:style-name="T39">r</text:span> your desk reference <text:span text:style-name="T39">and lookup tables</text:span>.</text:p>
        </text:list-item>
        <text:list-item>
          <text:p text:style-name="P90">You proceed to bring out a blank invoice form from your drawer and take information from each form and start filling out a <text:span text:style-name="T39">new invoice form</text:span>. You perform some basic arithmetic to add up things like quantities, pricing, and any <text:span text:style-name="T39">calculate any </text:span>discounts. </text:p>
        </text:list-item>
        <text:list-item>
          <text:p text:style-name="P90">Once finished you stamp the form, sign it and place it in your outbox for someone to pickup and send to the customer.</text:p>
        </text:list-item>
        <text:list-item>
          <text:p text:style-name="P91">Finally before taking the next group of papers you clear your desk either by trashing the now processed forms or you might stamp them for filing and place them in your outbox. </text:p>
        </text:list-item>
        <text:list-item>
          <text:p text:style-name="P92">You then record the order number, date, and customer in a journal as a log. </text:p>
        </text:list-item>
        <text:list-item>
          <text:p text:style-name="P90"><text:soft-page-break/>You take the next paper from the inbox and start the process all over again, until your inbox is empty.</text:p>
        </text:list-item>
        <text:list-item>
          <text:p text:style-name="P90"><text:s/><text:span text:style-name="T39">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9">In fact one of the reasons that computers became so popular so quickly for this kind of work is that most humans really would rather not engage is such repetitive work. </text:span></text:p>
      <text:p text:style-name="P50">The inbox is the “Input Device”</text:p>
      <text:p text:style-name="P50">The outbox is the “Output Device”</text:p>
      <text:p text:style-name="P50">The clear working desk is the memory unit</text:p>
      <text:p text:style-name="P50"><office:annotation office:name="__Annotation__1141_3407330149" loext:resolved="false"><dc:creator>Unknown Author</dc:creator><dc:date>2023-11-30T21:49:29.446341263</dc:date><text:p text:style-name="P94"><text:span text:style-name="T71">Well not exactly they could also be part of storage. refine</text:span></text:p></office:annotation>The arithmetic/Logic units are like the tools and reference tables on the desk<office:annotation-end office:name="__Annotation__1141_3407330149"/></text:p>
      <text:p text:style-name="P50">And then there is of course you. You are the one who ultimately has a way of thinking, taking instructions and executing them. You are the control unit along with your friend the clock of course.</text:p>
      <text:p text:style-name="P50">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0">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0">Just like us computers use timing and patterns to understand input.</text:p>
      <text:p text:style-name="P50">This grouping allows the computer to draw the line on how much information it <text:span text:style-name="T40">will</text:span> <text:span text:style-name="T40">process</text:span> at a time. Kind of like our conventions for reading back a phone number 555-555-5555.</text:p>
      <text:p text:style-name="P51"/>
      <text:h text:style-name="P76" text:outline-level="2">Father of Modern Computing</text:h>
      <text:p text:style-name="P52">One of the <text:span text:style-name="T51">most important figures in</text:span> computer science was John von Neumann a mathematician, physicist, engineer and polymath.</text:p>
      <text:p text:style-name="P52"><text:span text:style-name="T51">All m</text:span>odern computers, including the the ones in your car, tv, phone, game console, digital watch, etc. are based on what is referred to as the “<text:span text:style-name="T51">v</text:span>on Neumann architecture”</text:p>
      <text:p text:style-name="P26"><draw:frame draw:style-name="fr3" draw:name="Image5" text:anchor-type="char" svg:x="-0.0173in" svg:y="3.7445in" svg:width="4.6425in" svg:height="3.3728in" draw:z-index="4"><draw:image xlink:href="Pictures/1000000100000241000001AF41844D22E99D5DDF.png" xlink:type="simple" xlink:show="embed" xlink:actuate="onLoad" draw:mime-type="image/png"/></draw:frame><text:span text:style-name="T53">*</text:span><text:span text:style-name="T54">John von Neumann - ENIAC 1946</text:span><draw:frame draw:style-name="fr2" draw:name="Image6" text:anchor-type="char" svg:width="5.0752in" svg:height="3.0453in" draw:z-index="3"><draw:image xlink:href="Pictures/10000000000001CC00000114F2349E12272E8B50.png" xlink:type="simple" xlink:show="embed" xlink:actuate="onLoad" draw:mime-type="image/png"/></draw:frame><text:span text:style-name="T54"> <text:s text:c="4"/></text:span></text:p>
      <text:p text:style-name="P30">* <text:span text:style-name="T56">Simplified </text:span><text:span text:style-name="T57">Computer </text:span><text:span text:style-name="T56">Model</text:span></text:p>
      <text:p text:style-name="P60"><text:soft-page-break/>Lets try to cover the concept of a computer at a high level. I want you to keep this simple model and a few basic rules in your head, or refer back to it as you learn more of the details of <text:span text:style-name="T62">specific </text:span>devices, and test to see if the simple model holds true.</text:p>
      <text:p text:style-name="P60">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0">THAT <text:span text:style-name="T62">I</text:span>S IT! That is how every <text:span text:style-name="T62">Computer</text:span>, <text:span text:style-name="T62">s</text:span>mart TV, <text:span text:style-name="T62">digital c</text:span>ell <text:span text:style-name="T62">p</text:span>hone, Mainframe, and Game console work. <text:span text:style-name="T62">The k</text:span>ey to a universal understanding of modern technology is to learn how to manipulate input into memory and get the desired result. </text:p>
      <text:p text:style-name="P61">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1">Lets unpack the concept further...</text:p>
      <text:h text:style-name="P77" text:outline-level="2" text:is-list-header="true"/>
      <text:h text:style-name="P78" text:outline-level="2"><text:span text:style-name="T62">I</text:span>nput / Output (IO)</text:h>
      <text:p text:style-name="P62">While Input and Output are their own distinct elements, we often group them together since from a practical perspective they are often paired <text:span text:style-name="T65">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5">too</text:span>. But at a low level they are really two devices with a combined input and controller. </text:p>
      <text:p text:style-name="P62">* <text:span text:style-name="T66">Note: Unerversial Serial Bus (USB) is a topic on Praferials and Buses of its own and deservies its own chapiter if not a whole book *</text:span></text:p>
      <text:p text:style-name="P63">Speaking of an IO “controller” <text:span text:style-name="T63">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6">and critical information related to </text:span><text:span text:style-name="T63">the devices plugged i</text:span><text:span text:style-name="T67">n; </text:span><text:span text:style-name="T63">such as your keyboard. </text:span></text:p>
      <text:p text:style-name="P63"><text:span text:style-name="T63">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4">The interrupt signal is an exception to the “everything talks via memory” rule. While the contains and location (vector) of the interrupt are stored in memory the physical processor has a pin that </text:span><text:span text:style-name="T67">is</text:span><text:span text:style-name="T64"> pulled to indicate “hey stop what your doing and </text:span><text:span text:style-name="T67">pay attention</text:span><text:span text:style-name="T64">!”. These messages are handled by the processors interrupt request handler (IRQ). The priority </text:span><text:span text:style-name="T67">and </text:span><text:span text:style-name="T65">what todo next</text:span><text:span text:style-name="T64"> is determined by the CPUs interrupt service handler (ISR) a special routine </text:span><text:span text:style-name="T65">you guessed it held in memory and something that may be manipulated, in this case it knows the location in memory that holds the value of the key you just presse</text:span><text:span text:style-name="T67">d</text:span><text:span text:style-name="T64">.</text:span></text:p>
      <text:p text:style-name="P64">While most operations conducted by the computer are simply read <text:span text:style-name="T67">or </text:span>polled form memory <text:span text:style-name="T67">by the</text:span> CPU. Interrupts are fired off as <text:span text:style-name="T67">a critical </text:span>part of interacting with IO devices including input like keyboards, <text:span text:style-name="T67">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7">more </text:span>closely.</text:p>
      <text:h text:style-name="P80" text:outline-level="2">Memory</text:h>
      <text:p text:style-name="P55">Blah</text:p>
      <text:h text:style-name="P79" text:outline-level="2">Central Processing Unit (CPU)</text:h>
      <text:p text:style-name="P54">Blah Blah Blah</text:p>
      <text:h text:style-name="Heading_20_2" text:outline-level="2">Storage</text:h>
      <text:p text:style-name="P54">Blah</text:p>
      <text:p text:style-name="P31">CHAPTER 2</text:p>
      <text:h text:style-name="P72" text:outline-level="1"><text:bookmark-start text:name="__RefHeading___Toc78354_3803908719"/>Hardware<text:bookmark-end text:name="__RefHeading___Toc78354_3803908719"/></text:h>
      <text:p text:style-name="P2"/>
      <text:p text:style-name="P2"/>
      <text:p text:style-name="P35">Ah we start to get into the more <text:span text:style-name="T52">literal hands on</text:span> <text:span text:style-name="T52">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6">a) Representative<text:line-break/>b) Obtainable<text:line-break/>c) Affordable <text:line-break/>d) Open – <text:span text:style-name="T47">as in they will run Linux without much hassle</text:span><text:line-break/><text:span text:style-name="T47">e) Somewhat portable</text:span></text:p>
      <text:p text:style-name="P37">Generally we will be using hardware that is built with the x86 CPU architecture. <text:span text:style-name="T41">We plan on a supplement covering the raspberry pi (ARM) and the TeaCup Tinker board (MIPS). But for now the very most common architecture is the Intel x86.</text:span></text:p>
      <text:p text:style-name="P39">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8">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2">Don’t be suckered into the hype those very same manufactures use hardware for 10+ years in production for no other reason than it can be quite </text:span><text:soft-page-break/><text:span text:style-name="T42">costly to swap out a fleet of servers, laptops, thin clients, monitors, and all means of smaller devices that run enterprises. </text:span></text:p>
      <text:h text:style-name="Heading_20_2" text:outline-level="2"><text:span text:style-name="T42">Recommended </text:span><text:span text:style-name="T50">Computer Hardware</text:span> </text:h>
      <text:p text:style-name="P40">Alright lets get to it, The examples in this book (2024) are recommended to be used on the following hardware or something like it. <text:span text:style-name="T43">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82" text:outline-level="3">Laptops</text:h>
      <text:p text:style-name="P47">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85" text:outline-level="4"/>
      <text:h text:style-name="P86" text:outline-level="4">IBM Thinkpad T60 (2006)</text:h>
      <text:p text:style-name="P41"><text:span text:style-name="T60">Used Price $50 - $150</text:span><text:line-break/><text:a xlink:type="simple" xlink:href="https://www.thinkwiki.org/wiki/Category:T60" text:style-name="Internet_20_link" text:visited-style-name="Visited_20_Internet_20_Link">https://www.thinkwiki.org/wiki/Category:T60</text:a></text:p>
      <text:p text:style-name="P42">4GB RAM * <text:span text:style-name="T69">You will need to disable wayland, we will cover setup later. </text:span></text:p>
      <text:h text:style-name="P85" text:outline-level="4"/>
      <text:h text:style-name="P86" text:outline-level="4">Apple MacBook Pro 13 Inch (Mid 20210)</text:h>
      <text:p text:style-name="P59">Used Price $50 - $150</text:p>
      <text:p text:style-name="P41"><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2">4 or 8 GB of RAM, <text:span text:style-name="T51">besides a CD/DVD burner it also comes with a full size SD card slot and some other good I/O</text:span></text:p>
      <text:p text:style-name="P49">These intel Apple MacBooks <text:span text:style-name="T61">Pros </text:span>run Linux really well … what did you think I was going to suggest running OS X ;<text:span text:style-name="T48">)</text:span></text:p>
      <text:p text:style-name="P60">I also have an slightly older MacBook Air. Not a super fan of apple OS X but they sure can make a nice peace of hardware that stands up to the test of time. </text:p>
      <text:h text:style-name="P83" text:outline-level="3"/>
      <text:h text:style-name="P84" text:outline-level="3">Thin Client<text:span text:style-name="T48">s</text:span></text:h>
      <text:p text:style-name="P49"><text:span text:style-name="T48">We are </text:span>including some Thin Client options as these will be the most obtainable and affordable options. You can find them in lots of 5 or 10 +</text:p>
      <text:p text:style-name="P45">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5">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6">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6">Something very interesting about ThinClients at least to the hacker is the processor included in these varies beyond just Intel or AMD … <text:span text:style-name="T46">companies</text:span> like VIA <text:span text:style-name="T49">and</text:span> <text:span text:style-name="T49">Transmeta</text:span>, also make even x86 compatible processors. And in these lower power devices these processors not only consume less power, but have some interesting extensions to support the embedded and mobile features as well. <text:span text:style-name="T49">And this gives you an introduction to other spaces such as IoT and embedded domains.</text:span> </text:p>
      <text:p text:style-name="P69">A fantastic resource for “last gen” Thin Client specs is <text:line-break/>https://www.parkytowers.me.uk/thin</text:p>
      <text:h text:style-name="P85" text:outline-level="4"/>
      <text:h text:style-name="P86" text:outline-level="4">Wyse Cx0 <text:span text:style-name="T44">(~2010)</text:span></text:h>
      <text:p text:style-name="P93">Something interesting about </text:p>
      <text:p text:style-name="P44"><text:line-break/><text:a xlink:type="simple" xlink:href="https://www.parkytowers.me.uk/thin/wyse/cx0/" text:style-name="Internet_20_link" text:visited-style-name="Visited_20_Internet_20_Link">https://www.parkytowers.me.uk/thin/wyse/cx0/</text:a></text:p>
      <text:p text:style-name="P43"/>
      <text:h text:style-name="P85" text:outline-level="4"/>
      <text:h text:style-name="P86" text:outline-level="4">HP <text:span text:style-name="T69">t5710</text:span> <text:span text:style-name="T69">(2005)</text:span></text:h>
      <text:p text:style-name="Text_20_body"/>
      <text:p text:style-name="P28"><text:a xlink:type="simple" xlink:href="https://www.parkytowers.me.uk/thin/hp/t5710/" text:style-name="Internet_20_link" text:visited-style-name="Visited_20_Internet_20_Link">https://www.parkytowers.me.uk/thin/hp/t5710/</text:a></text:p>
      <text:p text:style-name="Text_20_body"/>
      <text:p text:style-name="P53">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6">Trasmeta Curso CPU</text:p>
      <text:p text:style-name="P46"/>
      <text:h text:style-name="P75" text:outline-level="2"/>
      <text:h text:style-name="P76" text:outline-level="2">Desktop</text:h>
      <text:p text:style-name="P27">AMD <text:span text:style-name="T69">Fx </text:span>with 6 cores and 16 or 32 GB of memory 1TB hard drive</text:p>
      <text:p text:style-name="P27"/>
      <text:h text:style-name="P81" text:outline-level="2">Something else?</text:h>
      <text:p text:style-name="P27">Do you have to use these <text:span text:style-name="T48">devices</text:span>? <text:span text:style-name="T48">Absolutely not,</text:span> <text:span text:style-name="T48">we are simply</text:span> trying to help you choose from <text:span text:style-name="T48">the barrage of options</text:span> made in the last 20 years that will not only do the job of teaching you the basics of hacking the full stack, but also provide a lot of other productivity and yes games too. </text:p>
      <text:p text:style-name="P27">Personally my daily driver is a ASUS ROG Strix Gaming laptop with 64GB of memory and 2x2TB NvME drives and an NVIDA XXX. I did’t get it to play games on … at least not the games most people play ;)</text:p>
      <text:h text:style-name="P71"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31">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21"/>
      <text:p text:style-name="P4"><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3"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25</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2T20:04:39.123005777</dc:date>
    <meta:editing-duration>PT13H10M8S</meta:editing-duration>
    <meta:editing-cycles>43</meta:editing-cycles>
    <meta:generator>LibreOffice/7.3.7.2$Linux_X86_64 LibreOffice_project/30$Build-2</meta:generator>
    <meta:document-statistic meta:table-count="0" meta:image-count="5" meta:object-count="0" meta:page-count="27" meta:paragraph-count="191" meta:word-count="4499" meta:character-count="26497" meta:non-whitespace-character-count="22135"/>
  </office:meta>
</office:document-meta>
</file>